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50%"/>
    </style:style>
    <style:style style:name="P2" style:parent-style-name="Normal" style:family="paragraph">
      <style:paragraph-properties fo:margin-bottom="0in" fo:line-height="150%"/>
    </style:style>
    <style:style style:name="P3" style:parent-style-name="Normal" style:family="paragraph">
      <style:paragraph-properties fo:margin-bottom="0in" fo:line-height="150%"/>
    </style:style>
    <style:style style:name="P4" style:parent-style-name="Normal" style:family="paragraph">
      <style:paragraph-properties fo:margin-bottom="0in" fo:line-height="150%"/>
    </style:style>
    <style:style style:name="P5" style:parent-style-name="Normal" style:family="paragraph">
      <style:paragraph-properties fo:margin-bottom="0in" fo:line-height="150%"/>
    </style:style>
    <style:style style:name="P6" style:parent-style-name="Normal" style:family="paragraph">
      <style:paragraph-properties fo:margin-bottom="0in" fo:line-height="150%"/>
    </style:style>
    <style:style style:name="P7" style:parent-style-name="Normal" style:family="paragraph">
      <style:paragraph-properties fo:margin-bottom="0in" fo:line-height="150%"/>
    </style:style>
    <style:style style:name="P8" style:parent-style-name="Normal" style:family="paragraph">
      <style:paragraph-properties fo:margin-bottom="0in" fo:line-height="150%"/>
    </style:style>
    <style:style style:name="P9" style:parent-style-name="Normal" style:family="paragraph">
      <style:paragraph-properties fo:margin-bottom="0in" fo:line-height="150%"/>
    </style:style>
    <style:style style:name="P10" style:parent-style-name="Normal" style:family="paragraph">
      <style:paragraph-properties fo:margin-bottom="0in" fo:line-height="150%"/>
    </style:style>
    <style:style style:name="P11" style:parent-style-name="Normal" style:family="paragraph">
      <style:paragraph-properties fo:margin-bottom="0in" fo:line-height="150%"/>
    </style:style>
    <style:style style:name="P12" style:parent-style-name="Normal" style:family="paragraph">
      <style:paragraph-properties fo:margin-bottom="0in" fo:line-height="150%"/>
    </style:style>
    <style:style style:name="P13" style:parent-style-name="Normal" style:family="paragraph">
      <style:paragraph-properties fo:margin-bottom="0in" fo:line-height="150%"/>
    </style:style>
    <style:style style:name="P14" style:parent-style-name="Normal" style:family="paragraph">
      <style:paragraph-properties fo:margin-bottom="0in" fo:line-height="150%"/>
    </style:style>
    <style:style style:name="P15" style:parent-style-name="Normal" style:family="paragraph">
      <style:paragraph-properties fo:margin-bottom="0in" fo:line-height="150%"/>
    </style:style>
    <style:style style:name="P16" style:parent-style-name="Normal" style:family="paragraph">
      <style:paragraph-properties fo:margin-bottom="0in" fo:line-height="150%"/>
    </style:style>
    <style:style style:name="P17" style:parent-style-name="Normal" style:family="paragraph">
      <style:paragraph-properties fo:margin-bottom="0in" fo:line-height="150%"/>
    </style:style>
    <style:style style:name="P18" style:parent-style-name="Normal" style:family="paragraph">
      <style:paragraph-properties fo:margin-bottom="0in" fo:line-height="150%"/>
    </style:style>
    <style:style style:name="P19" style:parent-style-name="Normal" style:family="paragraph">
      <style:paragraph-properties fo:margin-bottom="0in" fo:line-height="150%"/>
    </style:style>
    <style:style style:name="P20" style:parent-style-name="Normal" style:family="paragraph">
      <style:paragraph-properties fo:margin-bottom="0in" fo:line-height="150%"/>
    </style:style>
    <style:style style:name="P21" style:parent-style-name="Normal" style:family="paragraph">
      <style:paragraph-properties fo:margin-bottom="0in" fo:line-height="150%"/>
    </style:style>
    <style:style style:name="P22" style:parent-style-name="Normal" style:family="paragraph">
      <style:paragraph-properties fo:margin-bottom="0in" fo:line-height="150%"/>
    </style:style>
    <style:style style:name="P23" style:parent-style-name="Normal" style:family="paragraph">
      <style:paragraph-properties fo:margin-bottom="0in" fo:line-height="150%"/>
    </style:style>
    <style:style style:name="P24" style:parent-style-name="Normal" style:family="paragraph">
      <style:paragraph-properties fo:margin-bottom="0in" fo:line-height="150%"/>
    </style:style>
    <style:style style:name="P25" style:parent-style-name="Normal" style:family="paragraph">
      <style:paragraph-properties fo:margin-bottom="0in" fo:line-height="150%"/>
    </style:style>
    <style:style style:name="P26" style:parent-style-name="Normal" style:family="paragraph">
      <style:paragraph-properties fo:margin-bottom="0in" fo:line-height="150%"/>
    </style:style>
    <style:style style:name="P27" style:parent-style-name="Normal" style:family="paragraph">
      <style:paragraph-properties fo:margin-bottom="0in" fo:line-height="150%"/>
    </style:style>
    <style:style style:name="P28" style:parent-style-name="Normal" style:family="paragraph">
      <style:paragraph-properties fo:margin-bottom="0in" fo:line-height="150%"/>
    </style:style>
    <style:style style:name="P29" style:parent-style-name="Normal" style:family="paragraph">
      <style:paragraph-properties fo:margin-bottom="0in" fo:line-height="150%"/>
    </style:style>
  </office:automatic-styles>
  <office:body>
    <office:text text:use-soft-page-breaks="true">
      <text:p text:style-name="P1">&lt;!DOCTYPE html&gt; &lt;html&gt; &lt;body&gt; &lt;?php include "../inc/dbinfo.inc"; ?&gt;<text:s/><text:line-break/>&lt;html&gt; &lt;body&gt; &lt;h1&gt;NUTRITION UPDATE&lt;/h1&gt; &lt;?php /* Connect to MySQL and<text:s/><text:line-break/>select the database. */ $connection = mysqli_connect(DB_SERVER,<text:s/><text:line-break/>DB_USERNAME, DB_PASSWORD);<text:line-break/><text:s/>if (mysqli_connect_errno()) echo ":( Failed to connect to MySQL:<text:s/><text:line-break/>$DB_SERVER " . <text:s/>mysqli_connect_error(); else { echo "CONNECTED TO<text:s/><text:line-break/>DATABASE";} $database = mysqli_select_db($connection, DB_DATABASE); /*<text:s/><text:line-break/>INSERT NEW DATA */ if($_SERVER['REQUEST_METHOD']=='POST'){<text:s/><text:line-break/>$weight = $_POST['Weight'];<text:line-break/>$date = date("Y-m-d"); <text:s text:c="169"/><text:line-break/>$calories = $_POST['Calories'];<text:line-break/>$protein = $_POST['Protein'];<text:line-break/>$fat = $_POST['Fat'];<text:line-break/>$carbs = $_POST['Carbs']; <text:s text:c="166"/><text:line-break/>$sql =<text:s/><text:line-break/>"INSERT INTO `mydb`.`Nutrition` (`UserIdNutrition`, `NutritionDate` , `Weight` ,`Calories`, `Protein`, `Fat`, `Carbs`) <text:s text:c="73"/><text:line-break/>VALUES ('1', '$date', '$weight', '$calories', '$protein', '$fat', '$carbs');"; <text:s text:c="113"/><text:line-break/>if (mysqli_query($connection, $sql)) {echo<text:s/><text:line-break/>"SUCCESS";} else{echo "ERROR:" . $sql . "&lt;br&gt;" . <text:s/><text:line-break/>mysqli_error($connection); }<text:line-break/>}<text:line-break/>?&gt; <text:s/>&lt;/body&gt; &lt;/html&gt;<text:line-break/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&lt;!DOCTYPE html&gt; &lt;html&gt; &lt;body&gt; &lt;?php include "../inc/dbinfo.inc"; ?&gt;<text:s/><text:line-break/>&lt;html&gt; &lt;body&gt; &lt;h1&gt;SUBJECTIVE<text:s/>UPDATE&lt;/h1&gt; &lt;?php<text:s/></text:p>
      <text:p text:style-name="P15">/* Connect to MySQL and<text:s/>select the database. */<text:s/></text:p>
      <text:p text:style-name="P16">$connection = mysqli_connect(DB_SERVER,<text:s/><text:line-break/>DB_USERNAME, DB_PASSWORD);<text:line-break/></text:p>
      <text:p text:style-name="P17"><text:s/>if (mysqli_connect_errno()) echo ":( Failed to connect to MySQL:<text:s/><text:line-break/>$DB_SERVER " . <text:s/>mysqli_connect_error();<text:s/></text:p>
      <text:p text:style-name="P18">else { echo "CONNECTED TO<text:s/><text:line-break/>DATABASE";} $database = mysqli_select_db($connection, DB_DATABASE);<text:s/></text:p>
      <text:p text:style-name="P19">/*<text:s/>INSERT NEW DATA */<text:s/></text:p>
      <text:p text:style-name="P20">if($_SERVER['REQUEST_METHOD']=='POST'){<text:s/><text:line-break/>$appetite = $_POST['Appetite'];</text:p>
      <text:p text:style-name="P21">$date = date("Y-m-d"); <text:s text:c="150"/><text:line-break/>$mood<text:s/>= $_POST['Mood'];</text:p>
      <text:p text:style-name="P22">$illness = $_POST['Illness'];</text:p>
      <text:p text:style-name="P23">$motivation<text:s/>= $_POST['Motivation'];</text:p>
      <text:p text:style-name="P24">$nutrition<text:s/>= $_POST['Nutrition'];<text:s/></text:p>
      <text:p text:style-name="P25">$soreness<text:s/>= $_POST['Soreness'];<text:s/></text:p>
      <text:p text:style-name="P26">$stress<text:s/>= $_POST['Stress']; <text:s text:c="498"/><text:line-break/>$sql =<text:s/><text:line-break/>"INSERT INTO `mydb`.`Subjective` (`UserIdSubjective`, `SubjectiveDate` , `Appetite` ,`Mood`, `Illness`, `Motivation`, `Nutrition`,<text:s/>`Soreness`, `Stress`) <text:s text:c="73"/><text:line-break/>VALUES ('1', '$date', '$appetite', '$mood', '$illness', '$motivation', '$nutrition', '$soreness', '$stress');"; <text:s text:c="2"/></text:p>
      <text:p text:style-name="P27"><text:s text:c="111"/><text:line-break/>if (mysqli_query($connection, $sql)) {echo<text:s/><text:line-break/>"SUCCESS";}</text:p>
      <text:p text:style-name="P28"><text:s/>else{echo "ERROR:" . $sql . "&lt;br&gt;" . <text:s/><text:line-break/>mysqli_error($connection); }<text:line-break/>}<text:line-break/><text:soft-page-break/>?&gt; <text:s/>&lt;/body&gt; &lt;/html&gt;<text:line-break/></text:p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rayon-h" style:display-name="crayon-h" style:family="text" style:parent-style-name="DefaultParagraphFont"/>
    <style:style style:name="crayon-st" style:display-name="crayon-st" style:family="text" style:parent-style-name="DefaultParagraphFont"/>
    <style:style style:name="crayon-sy" style:display-name="crayon-sy" style:family="text" style:parent-style-name="DefaultParagraphFont"/>
    <style:style style:name="crayon-v" style:display-name="crayon-v" style:family="text" style:parent-style-name="DefaultParagraphFont"/>
    <style:style style:name="crayon-s" style:display-name="crayon-s" style:family="text" style:parent-style-name="DefaultParagraphFont"/>
    <style:style style:name="crayon-o" style:display-name="crayon-o" style:family="text" style:parent-style-name="DefaultParagraphFont"/>
    <style:style style:name="crayon-c" style:display-name="crayon-c" style:family="text" style:parent-style-name="DefaultParagraphFont"/>
    <style:style style:name="crayon-k" style:display-name="crayon-k" style:family="text" style:parent-style-name="DefaultParagraphFont"/>
    <style:style style:name="crayon-e" style:display-name="crayon-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nny</meta:initial-creator>
    <dc:creator>Jonny</dc:creator>
    <meta:creation-date>2016-07-20T12:21:00Z</meta:creation-date>
    <dc:date>2016-07-20T12:21:00Z</dc:date>
    <meta:template xlink:href="Normal" xlink:type="simple"/>
    <meta:editing-cycles>2</meta:editing-cycles>
    <meta:editing-duration>PT60S</meta:editing-duration>
    <meta:document-statistic meta:page-count="3" meta:paragraph-count="7" meta:word-count="530" meta:character-count="3547" meta:row-count="25" meta:non-whitespace-character-count="3024"/>
  </office:meta>
</office:document-meta>
</file>